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Activity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outActivity.isTime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Activity.startWithTimeout( Timer time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outActivity.scheduleTimeout( Timer timer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outActivity.onValidState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outActivity.getTimeout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outActivity.onTim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